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5083in" table:align="left"/>
    </style:style>
    <style:style style:name="Table1.A" style:family="table-column">
      <style:table-column-properties style:column-width="3.5083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2.9951in" table:align="left"/>
    </style:style>
    <style:style style:name="Table2.A" style:family="table-column">
      <style:table-column-properties style:column-width="2.9951in"/>
    </style:style>
    <style:style style:name="Table2.A1" style:family="table-cell">
      <style:table-cell-properties style:vertical-align="middle"/>
    </style:style>
    <style:style style:name="Table3" style:family="table">
      <style:table-properties style:width="5.7667in" table:align="left"/>
    </style:style>
    <style:style style:name="Table3.A" style:family="table-column">
      <style:table-column-properties style:column-width="5.7667in"/>
    </style:style>
    <style:style style:name="Table3.A1" style:family="table-cell">
      <style:table-cell-properties style:vertical-align="middle"/>
    </style:style>
    <style:style style:name="Table4" style:family="table">
      <style:table-properties style:width="5.3646in" table:align="left"/>
    </style:style>
    <style:style style:name="Table4.A" style:family="table-column">
      <style:table-column-properties style:column-width="5.3646in"/>
    </style:style>
    <style:style style:name="Table4.A1" style:family="table-cell">
      <style:table-cell-properties style:vertical-align="middle"/>
    </style:style>
    <style:style style:name="P1" style:family="paragraph" style:parent-style-name="Standard">
      <style:text-properties officeooo:paragraph-rsid="0005d745"/>
    </style:style>
    <style:style style:name="P2" style:family="paragraph" style:parent-style-name="Standard">
      <style:text-properties fo:font-weight="bold" officeooo:paragraph-rsid="0005d745" style:font-weight-asian="bold" style:font-weight-complex="bold"/>
    </style:style>
    <style:style style:name="P3" style:family="paragraph" style:parent-style-name="Text_20_body">
      <style:text-properties officeooo:paragraph-rsid="00030fdf"/>
    </style:style>
    <style:style style:name="P4" style:family="paragraph" style:parent-style-name="Text_20_body">
      <style:text-properties officeooo:paragraph-rsid="0004e0ae"/>
    </style:style>
    <style:style style:name="P5" style:family="paragraph" style:parent-style-name="Text_20_body">
      <style:text-properties officeooo:paragraph-rsid="00058809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paragraph-rsid="00058809" style:font-weight-asian="bold" style:font-weight-complex="bold"/>
    </style:style>
    <style:style style:name="P8" style:family="paragraph" style:parent-style-name="Text_20_body">
      <style:text-properties fo:font-weight="bold" officeooo:paragraph-rsid="0004e0ae" style:font-weight-asian="bold" style:font-weight-complex="bold"/>
    </style:style>
    <style:style style:name="P9" style:family="paragraph" style:parent-style-name="Text_20_body">
      <style:text-properties fo:font-weight="bold" officeooo:paragraph-rsid="0005ae25" style:font-weight-asian="bold" style:font-weight-complex="bold"/>
    </style:style>
    <style:style style:name="P10" style:family="paragraph" style:parent-style-name="Text_20_body">
      <style:text-properties fo:font-weight="bold" officeooo:paragraph-rsid="00061a38" style:font-weight-asian="bold" style:font-weight-complex="bold"/>
    </style:style>
    <style:style style:name="P11" style:family="paragraph" style:parent-style-name="Text_20_body">
      <style:text-properties fo:font-weight="bold" officeooo:paragraph-rsid="0006e46a" style:font-weight-asian="bold" style:font-weight-complex="bold"/>
    </style:style>
    <style:style style:name="P12" style:family="paragraph" style:parent-style-name="Text_20_body">
      <style:text-properties fo:font-weight="bold" officeooo:paragraph-rsid="0008be41" style:font-weight-asian="bold" style:font-weight-complex="bold"/>
    </style:style>
    <style:style style:name="P13" style:family="paragraph" style:parent-style-name="Text_20_body">
      <style:text-properties fo:font-weight="bold" officeooo:paragraph-rsid="000aa1ef" style:font-weight-asian="bold" style:font-weight-complex="bold"/>
    </style:style>
    <style:style style:name="P14" style:family="paragraph" style:parent-style-name="Text_20_body">
      <style:text-properties fo:font-weight="bold" officeooo:paragraph-rsid="000accb3" style:font-weight-asian="bold" style:font-weight-complex="bold"/>
    </style:style>
    <style:style style:name="P15" style:family="paragraph" style:parent-style-name="Text_20_body">
      <style:text-properties fo:font-weight="bold" officeooo:paragraph-rsid="000b31c3" style:font-weight-asian="bold" style:font-weight-complex="bold"/>
    </style:style>
    <style:style style:name="P16" style:family="paragraph" style:parent-style-name="Text_20_body">
      <style:text-properties officeooo:paragraph-rsid="0005ae25"/>
    </style:style>
    <style:style style:name="P17" style:family="paragraph" style:parent-style-name="Text_20_body">
      <style:text-properties officeooo:paragraph-rsid="0005d745"/>
    </style:style>
    <style:style style:name="P18" style:family="paragraph" style:parent-style-name="Text_20_body">
      <style:text-properties officeooo:paragraph-rsid="00061a38"/>
    </style:style>
    <style:style style:name="P19" style:family="paragraph" style:parent-style-name="Text_20_body">
      <style:text-properties officeooo:paragraph-rsid="0006e46a"/>
    </style:style>
    <style:style style:name="P20" style:family="paragraph" style:parent-style-name="Text_20_body">
      <style:text-properties officeooo:paragraph-rsid="0008be41"/>
    </style:style>
    <style:style style:name="P21" style:family="paragraph" style:parent-style-name="Text_20_body">
      <style:text-properties officeooo:paragraph-rsid="000aa1ef"/>
    </style:style>
    <style:style style:name="P22" style:family="paragraph" style:parent-style-name="Text_20_body">
      <style:text-properties officeooo:paragraph-rsid="000accb3"/>
    </style:style>
    <style:style style:name="P23" style:family="paragraph" style:parent-style-name="Text_20_body">
      <style:paragraph-properties fo:background-color="#ffffff">
        <style:background-image/>
      </style:paragraph-properties>
      <style:text-properties fo:font-size="12pt" fo:font-weight="bold" officeooo:paragraph-rsid="00030fdf" fo:background-color="#ffffff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background-color="#ffffff">
        <style:background-image/>
      </style:paragraph-properties>
      <style:text-properties fo:font-weight="bold" officeooo:paragraph-rsid="00030fdf" style:font-weight-asian="bold" style:font-weight-complex="bold"/>
    </style:style>
    <style:style style:name="P25" style:family="paragraph" style:parent-style-name="Table_20_Contents">
      <style:paragraph-properties fo:padding="0in" fo:border="none"/>
    </style:style>
    <style:style style:name="T1" style:family="text">
      <style:text-properties officeooo:rsid="00030fdf"/>
    </style:style>
    <style:style style:name="T2" style:family="text">
      <style:text-properties officeooo:rsid="0004e0ae"/>
    </style:style>
    <style:style style:name="T3" style:family="text">
      <style:text-properties officeooo:rsid="00058809"/>
    </style:style>
    <style:style style:name="T4" style:family="text">
      <style:text-properties officeooo:rsid="0005ae2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5ae25" style:font-weight-asian="bold" style:font-weight-complex="bold"/>
    </style:style>
    <style:style style:name="T7" style:family="text">
      <style:text-properties fo:font-weight="bold" officeooo:rsid="0005d745" style:font-weight-asian="bold" style:font-weight-complex="bold"/>
    </style:style>
    <style:style style:name="T8" style:family="text">
      <style:text-properties fo:font-weight="bold" officeooo:rsid="00030fdf" style:font-weight-asian="bold" style:font-weight-complex="bold"/>
    </style:style>
    <style:style style:name="T9" style:family="text">
      <style:text-properties fo:font-weight="bold" officeooo:rsid="0004e0ae" style:font-weight-asian="bold" style:font-weight-complex="bold"/>
    </style:style>
    <style:style style:name="T10" style:family="text">
      <style:text-properties fo:font-weight="bold" officeooo:rsid="00058809" style:font-weight-asian="bold" style:font-weight-complex="bold"/>
    </style:style>
    <style:style style:name="T11" style:family="text">
      <style:text-properties fo:font-weight="bold" officeooo:rsid="0008be41" style:font-weight-asian="bold" style:font-weight-complex="bold"/>
    </style:style>
    <style:style style:name="T12" style:family="text">
      <style:text-properties fo:font-weight="bold" officeooo:rsid="000accb3" style:font-weight-asian="bold" style:font-weight-complex="bold"/>
    </style:style>
    <style:style style:name="T13" style:family="text">
      <style:text-properties officeooo:rsid="0005d745"/>
    </style:style>
    <style:style style:name="T14" style:family="text">
      <style:text-properties officeooo:rsid="00061a38"/>
    </style:style>
    <style:style style:name="T15" style:family="text">
      <style:text-properties officeooo:rsid="0006e46a"/>
    </style:style>
    <style:style style:name="T16" style:family="text">
      <style:text-properties officeooo:rsid="0008be41"/>
    </style:style>
    <style:style style:name="T17" style:family="text">
      <style:text-properties officeooo:rsid="000aa1ef"/>
    </style:style>
    <style:style style:name="T18" style:family="text">
      <style:text-properties officeooo:rsid="000accb3"/>
    </style:style>
    <style:style style:name="T19" style:family="text">
      <style:text-properties officeooo:rsid="000b31c3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Set 3</text:span></text:p>
      <text:p text:style-name="Text_20_body">Assume the following statements when answering the following questions.</text:p>
      <text:section text:style-name="Sect1" text:name="highlighter_625552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Location loc1 = new</text:span> <text:span text:style-name="Source_20_Text">Location(4, 3);</text:span></text:p>
              <text:p text:style-name="P25"><text:span text:style-name="Source_20_Text">Location loc2 = new</text:span> <text:span text:style-name="Source_20_Text">Location(3, 4);</text:span></text:p>
            </table:table-cell>
          </table:table-row>
        </table:table>
      </text:section>
      <text:p text:style-name="Text_20_body"><text:span text:style-name="T1"/></text:p>
      <text:p text:style-name="P3"><text:span text:style-name="T1">1. How would you access the row value for loc1?</text:span></text:p>
      <text:p text:style-name="P23"><text:span text:style-name="T1">Using the getRow() method </text:span><text:span text:style-name="T2">of loc1</text:span><text:span text:style-name="T1">, </text:span><text:span text:style-name="T2">loc1.getRow().</text:span></text:p>
      <text:p text:style-name="P3"><text:span text:style-name="T1"/></text:p>
      <text:p text:style-name="P3"><text:span text:style-name="T1">2. What is the value of b after the following statement is executed?</text:span></text:p>
      <text:section text:style-name="Sect1" text:name="highlighter_828306"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25"><text:span text:style-name="Source_20_Text">boolean</text:span> <text:span text:style-name="Source_20_Text">b = loc1.equals(loc2);</text:span></text:p>
            </table:table-cell>
          </table:table-row>
        </table:table>
      </text:section>
      <text:p text:style-name="P24"><text:span text:style-name="T1">The value of b is false.</text:span></text:p>
      <text:p text:style-name="P6"/>
      <text:p text:style-name="Text_20_body">3. What is the value of loc3 after the following statement is executed?</text:p>
      <text:section text:style-name="Sect1" text:name="highlighter_667960"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25"><text:span text:style-name="Source_20_Text">Location loc3 = loc2.getAdjacentLocation(Location.SOUTH);</text:span></text:p>
            </table:table-cell>
          </table:table-row>
        </table:table>
      </text:section>
      <text:p text:style-name="P3"><text:span text:style-name="T8">The value of loc3 is (4, 4)</text:span></text:p>
      <text:p text:style-name="P3"><text:span text:style-name="T8"/></text:p>
      <text:p text:style-name="Text_20_body">4. What is the value of dir after the following statement is executed?</text:p>
      <text:section text:style-name="Sect1" text:name="highlighter_282684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25"><text:span text:style-name="Source_20_Text">int</text:span> <text:span text:style-name="Source_20_Text">dir = loc1.getDirectionToward(new</text:span> <text:span text:style-name="Source_20_Text">Location(6, 5));</text:span></text:p>
            </table:table-cell>
          </table:table-row>
        </table:table>
      </text:section>
      <text:p text:style-name="P3"><text:span text:style-name="T8">The value of dir is <text:s/></text:span><text:span text:style-name="T9">135 degrees (Southeast)</text:span></text:p>
      <text:p text:style-name="P3"><text:span text:style-name="T9"/></text:p>
      <text:p text:style-name="Text_20_body">5. How does the getAdjacentLocation method know which adjacent location to return?</text:p>
      <text:p text:style-name="P8"><text:span text:style-name="T2">The parameter of the getAajacentLocation method is the direction of adjacent location.</text:span></text:p>
      <text:p text:style-name="P8"><text:span text:style-name="T2">According to the direction, returns the closest compass direction from this location toward target.</text:span></text:p>
      <text:p text:style-name="P4"><text:span text:style-name="Strong_20_Emphasis"/></text:p>
      <text:p text:style-name="Text_20_body"><text:span text:style-name="Strong_20_Emphasis">Set 4</text:span></text:p>
      <text:p text:style-name="P5"><text:span text:style-name="Strong_20_Emphasis"><text:span text:style-name="T3">Assume that grid is the </text:span></text:span><text:span text:style-name="Strong_20_Emphasis"><text:span text:style-name="T4">Grid object</text:span></text:span></text:p>
      <text:p text:style-name="P4">1. How can you obtain a count of the objects in a grid? How can you obtain a count of the empty locations in a bounded grid?</text:p>
      <text:p text:style-name="P7"><text:span text:style-name="T3">Using the </text:span><text:span text:style-name="T4">grid.</text:span><text:span text:style-name="T3">getOccupiedLocation() method to obtain <text:s/>the location occupied by a object</text:span></text:p>
      <text:p text:style-name="P10"><text:span text:style-name="T3"><text:s/>in a grid. <text:s/>Then Using the </text:span><text:span text:style-name="T4">grid.</text:span><text:span text:style-name="T3">getOccupiedLocation().size() to get a count of the objects in the grid. </text:span><text:span text:style-name="T4">The grid.g</text:span><text:span text:style-name="T3">et</text:span><text:span text:style-name="T4">Num</text:span><text:span text:style-name="T3">Row</text:span><text:span text:style-name="T4">s</text:span><text:span text:style-name="T3">() * </text:span><text:span text:style-name="T4">grid.</text:span><text:span text:style-name="T3">get</text:span><text:span text:style-name="T4">Num</text:span><text:span text:style-name="T3">Col</text:span><text:span text:style-name="T4">s</text:span><text:span text:style-name="T3"> return the size of grid, <text:s/></text:span></text:p>
      <text:p text:style-name="P10"><text:span text:style-name="T4">grid.</text:span><text:span text:style-name="T3">get</text:span><text:span text:style-name="T4">Num</text:span><text:span text:style-name="T3">Row</text:span><text:span text:style-name="T4">s</text:span><text:span text:style-name="T3">() * </text:span><text:span text:style-name="T4">grid.</text:span><text:span text:style-name="T3">get</text:span><text:span text:style-name="T4">Num</text:span><text:span text:style-name="T3">Col</text:span><text:span text:style-name="T4">s()</text:span><text:span text:style-name="T3"> – </text:span><text:span text:style-name="T4">grid.</text:span><text:span text:style-name="T3">getOccupiedLocatiion().size() </text:span></text:p>
      <text:p text:style-name="P18"><text:span text:style-name="T10">is the count of the empty location.</text:span></text:p>
      <text:p text:style-name="P18"><text:span text:style-name="T10"/></text:p>
      <text:p text:style-name="P5">2. How can you check if location (10,10) is in a grid?</text:p>
      <text:p text:style-name="P9"><text:span text:style-name="T3">Using the isValid() method, <text:s/></text:span><text:span text:style-name="T4">for example:</text:span></text:p>
      <text:p text:style-name="P9"><text:soft-page-break/><text:span text:style-name="T3"><text:s/></text:span><text:span text:style-name="T4">boolean flag = grid.isValid( new Location(10, 10))</text:span></text:p>
      <text:p text:style-name="P16"><text:span text:style-name="T6">if flag is true, then location(10, 10) is valid, vice versa.</text:span></text:p>
      <text:p text:style-name="P16"><text:span text:style-name="T6"/></text:p>
      <text:p text:style-name="P16">3. Grid contains method declarations, but no code is supplied in the methods. Why? Where can you find the implementations of these methods?</text:p>
      <text:p text:style-name="P16"><text:span text:style-name="T6">Since Grid is declared as a interface, in Java a interface do not implement the methods, the classses which implements the Grid interface implemets those methods. From the relationship</text:span></text:p>
      <text:p text:style-name="P16"><text:span text:style-name="T6">figure, BoundedGrid and UnboundedGrid implements the Grid interface, so we can find the implementations </text:span><text:span text:style-name="T7">of these methods </text:span><text:span text:style-name="T6"><text:s/>in the UnboundedGrid and BoundedGrid.</text:span></text:p>
      <text:p text:style-name="P16"><text:line-break/>4. All methods that return multiple objects return them in an ArrayList. Do you think it would be a better design to return the objects in an array? Explain your answer.</text:p>
      <text:p text:style-name="P2"><text:span text:style-name="T19">No, although i</text:span><text:span text:style-name="T13">t is easy to get a object using the [] in array than the get method in the ArrayList, <text:s/></text:span><text:span text:style-name="T19">array has to set the size when declared, but ArrayList does not and it change length. </text:span></text:p>
      <text:p text:style-name="P2"><text:span text:style-name="T13"/></text:p>
      <text:p text:style-name="P1"><text:span text:style-name="T13"/></text:p>
      <text:p text:style-name="P17"><text:span text:style-name="Strong_20_Emphasis"><text:span text:style-name="T13">Set 5</text:span></text:span></text:p>
      <text:p text:style-name="P18">1. Name three properties of every actor.</text:p>
      <text:p text:style-name="P10"><text:span text:style-name="T14">Color , location, direction</text:span></text:p>
      <text:p text:style-name="P10"><text:span text:style-name="T14"/></text:p>
      <text:p text:style-name="P18">2. When an actor is constructed, what is its direction and color?</text:p>
      <text:p text:style-name="P10"><text:span text:style-name="T14">The color is blue and the direction is north.</text:span></text:p>
      <text:p text:style-name="P10"><text:span text:style-name="T14"/></text:p>
      <text:p text:style-name="P18">3. Why do you think that the Actor class was created as a class instead of an interface?</text:p>
      <text:p text:style-name="P10"><text:span text:style-name="T14">Since the Flower , Bug and Rock have some same properties, <text:s/>they all are a actor in the </text:span></text:p>
      <text:p text:style-name="P10"><text:span text:style-name="T14">grid. As a class, the Flower, Bug and Rock class can extends the Actor class, the relationship</text:span></text:p>
      <text:p text:style-name="P10"><text:span text:style-name="T14">between Flower, Bug, Rock and Actor is “is a”, but if created as a interface, the class implements </text:span></text:p>
      <text:p text:style-name="P10"><text:span text:style-name="T14">the interface just use it, </text:span><text:span text:style-name="T15">and not allow to create instance variable.</text:span></text:p>
      <text:p text:style-name="P10"><text:span text:style-name="T15"/></text:p>
      <text:p text:style-name="P18">4. Can an actor put itself into a grid twice without first removing itself? Can an actor remove itself from a grid twice? Can an actor be placed into a grid, remove itself, and then put itself back? Try it out. What happens?</text:p>
      <text:p text:style-name="P11"><text:span text:style-name="T14">No, an actor can not put itself into a grid twice, <text:s/></text:span><text:span text:style-name="T15">it will raise an illegalStateException();</text:span></text:p>
      <text:p text:style-name="P11"><text:span text:style-name="T15">No, an actor can not remove itself from the a grid twice, it will raise an illegalStateException();</text:span></text:p>
      <text:p text:style-name="P11"><text:span text:style-name="T15">Yes, <text:s/>an actor can put itself into grid then remove itself and put itself into grid again.</text:span></text:p>
      <text:p text:style-name="P19"><text:line-break/>5. How can an actor turn 90 degrees to the right?</text:p>
      <text:p text:style-name="P2"><text:span text:style-name="T13"><text:s/></text:span><text:span text:style-name="T15">Using the getDirection() and setDirection() methods, <text:s/>setDirectio( getDirection() + 90 ) ;</text:span></text:p>
      <text:p text:style-name="P2"><text:soft-page-break/><text:span text:style-name="T15"/></text:p>
      <text:p text:style-name="P17"><text:span text:style-name="Strong_20_Emphasis"><text:span text:style-name="T15">Set 6</text:span></text:span></text:p>
      <text:p text:style-name="P20">1. Which statement(s) in the canMove method ensures that a bug does not try to move out of its grid?</text:p>
      <text:p text:style-name="P20"><text:span text:style-name="T11"><text:s/>Location next = loc.getAdjacentLocation(getDirection());</text:span></text:p>
      <text:p text:style-name="P20"><text:span text:style-name="T11"><text:s text:c="2"/>if (!gr.isValid(next))</text:span></text:p>
      <text:p text:style-name="P20"><text:span text:style-name="T11"><text:s text:c="12"/>return false;</text:span></text:p>
      <text:p text:style-name="P12"><text:span text:style-name="T16">the statements ensure that a bug does not try ot move onut of its gird</text:span></text:p>
      <text:p text:style-name="P20"><text:span text:style-name="T16"/></text:p>
      <text:p text:style-name="P20">2. Which statement(s) in the canMove method determines that a bug will not walk into a rock</text:p>
      <text:p text:style-name="P12"><text:span text:style-name="T16"><text:s/>Actor neighbor = gr.get(next);</text:span></text:p>
      <text:p text:style-name="P12"><text:span text:style-name="T16"><text:s/>return (neighbor == null) || (neighbor instanceof Flower);</text:span></text:p>
      <text:p text:style-name="P12"><text:span text:style-name="T16">the statements determine that a bug will not walk into a rock.</text:span></text:p>
      <text:p text:style-name="P20"><text:span text:style-name="T16"/></text:p>
      <text:p text:style-name="P20">3. Which methods of the Grid interface are invoked by the canMove method and why?</text:p>
      <text:p text:style-name="P13"><text:span text:style-name="T17">The isValid() and get() methods of Grid interface are invoked by the canMove()</text:span></text:p>
      <text:p text:style-name="P13"><text:span text:style-name="T17">method, Because it need check the next location is valid and whether object in the location can</text:span></text:p>
      <text:p text:style-name="P13"><text:span text:style-name="T17">be replaced by the bug.</text:span></text:p>
      <text:p text:style-name="P21"><text:span text:style-name="T17"/></text:p>
      <text:p text:style-name="P21">4. Which method of the Location class is invoked by the canMove method and why?</text:p>
      <text:p text:style-name="P13"><text:span text:style-name="T17">The method getAdjacentLoacation() of the Location class is invoked by thee canMove() method,</text:span></text:p>
      <text:p text:style-name="P13"><text:span text:style-name="T17">Because before the check the next location, the grid has to obtain the next location.</text:span></text:p>
      <text:p text:style-name="P13"><text:span text:style-name="T17"/></text:p>
      <text:p text:style-name="P21">5. Which methods inherited from the Actor class are invoked in the canMove method?</text:p>
      <text:p text:style-name="P13"><text:span text:style-name="T17">The getLocation(), getDirection() and getGrid() methods.</text:span></text:p>
      <text:p text:style-name="P21"><text:span text:style-name="T17"/></text:p>
      <text:p text:style-name="P21">6. What happens in the move method when the location immediately in front of the bug is out of the grid?</text:p>
      <text:p text:style-name="P22"><text:span text:style-name="T18"><text:s/></text:span><text:span text:style-name="T12">Using the removeSelfFromGrid() to remove the bug from the grid.</text:span></text:p>
      <text:p text:style-name="P14"><text:span text:style-name="T18"/></text:p>
      <text:p text:style-name="P22">7. Is the variable loc needed in the move method, or could it be avoided by calling getLocation() multiple times?</text:p>
      <text:p text:style-name="P14"><text:span text:style-name="T18">Yes, the variable loc is needed, and it could not avoided by calling getLocation() method. Since</text:span></text:p>
      <text:p text:style-name="P14"><text:span text:style-name="T18">after the bug leaved, the grid has to put the flower on the original location.</text:span></text:p>
      <text:p text:style-name="P22"><text:span text:style-name="T18"/></text:p>
      <text:p text:style-name="P22">8. Why do you think the flowers that are dropped by a bug have the same color as the bug?</text:p>
      <text:p text:style-name="P22"><text:soft-page-break/><text:span text:style-name="T12">Because when create the flower, it call the getColor() method of bug to set the flower's color.</text:span><text:line-break/>9. When a bug removes itself from the grid, will it place a flower into its previous location?</text:p>
      <text:p text:style-name="P15"><text:span text:style-name="T19">If the bug removes itself from the grid in the move() method, <text:s/>it will place a flower into its</text:span></text:p>
      <text:p text:style-name="P15"><text:span text:style-name="T19">previous location.</text:span></text:p>
      <text:p text:style-name="P15"><text:span text:style-name="T19">If the bug remove itself from the grid calling the removeSelfFromGrid() method, it would not</text:span></text:p>
      <text:p text:style-name="P15"><text:span text:style-name="T19">place a flower in the previous location.</text:span></text:p>
      <text:p text:style-name="P22"><text:span text:style-name="T18"/></text:p>
      <text:p text:style-name="P22">10. Which statement(s) in the move method places the flower into the grid at the bug's previous location?</text:p>
      <text:p text:style-name="P14"><text:span text:style-name="T18"><text:s/>Location loc = getLocation();</text:span></text:p>
      <text:p text:style-name="P14"><text:span text:style-name="T18"><text:s/>Flower flower = new Flower(getColor());</text:span></text:p>
      <text:p text:style-name="P14"><text:span text:style-name="T18"><text:s/>flower.putSelfInGrid(gr, loc);</text:span></text:p>
      <text:p text:style-name="P22"><text:span text:style-name="T18"/></text:p>
      <text:p text:style-name="P22">11. If a bug needs to turn 180 degrees, how many times should it call the turn method?</text:p>
      <text:p text:style-name="P15"><text:span text:style-name="T19">It should call 4 times the turn method. </text:span></text:p>
      <text:p text:style-name="P1"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</meta:initial-creator>
    <meta:creation-date>2014-08-06T09:05:15</meta:creation-date>
    <dc:date>2014-08-06T12:03:55</dc:date>
    <dc:creator>George </dc:creator>
    <meta:editing-duration>PT3M50S</meta:editing-duration>
    <meta:editing-cycles>1</meta:editing-cycles>
    <meta:document-statistic meta:table-count="4" meta:image-count="0" meta:object-count="0" meta:page-count="4" meta:paragraph-count="86" meta:word-count="1082" meta:character-count="6304" meta:non-whitespace-character-count="5263"/>
    <meta:generator>LibreOffice/4.0.2.2$Linux_x86 LibreOffice_project/400m0$Build-2</meta:generator>
  </office:meta>
</office:document-meta>
</file>